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e545" officeooo:paragraph-rsid="000ee5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ter much reading, scribbling on paper, despair, and sudden moments of clarity, I have understood and created an neural network trained with backpropagation!</text:p>
      <text:p text:style-name="P1"/>
      <text:p text:style-name="P1">In my last post I did realize my weight update function was incorrect. The first moment of clarity came when I discovered this paper [link]. Obviously, the weight update function for a hidden layer can't be the same as an outer layer! That's why it's called back propagation...</text:p>
      <text:p text:style-name="P1"/>
      <text:p text:style-name="P1">I found the author's diagrams and ecamples to be clearer than many of the other resources that attempted to explain the concept through a description of a general case only. Concrete examples really helped, and the author even provided tutorial exercises for calculating a backpropagation pass by hand. </text:p>
      <text:p text:style-name="P1"/>
      <text:p text:style-name="P1">The next hurdle I encountered was figuring out how to store all of the information for calculating the weight update functions. At first it was hard to keep the indices straight for all my lists of weights and errors... I ended up scribbling a lot of the following:</text:p>
      <text:p text:style-name="P1"/>
      <text:p text:style-name="P1">[photo of scribbling]</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3:13:13.009504964</meta:creation-date>
    <dc:date>2014-04-13T13:22:24.349882710</dc:date>
    <meta:editing-duration>P0D</meta:editing-duration>
    <meta:editing-cycles>1</meta:editing-cycles>
    <meta:document-statistic meta:table-count="0" meta:image-count="0" meta:object-count="0" meta:page-count="1" meta:paragraph-count="5" meta:word-count="170" meta:character-count="1024" meta:non-whitespace-character-count="858"/>
    <meta:generator>LibreOffice/4.1.2.3$Linux_X86_64 LibreOffice_project/410m0$Build-3</meta:generator>
  </office:meta>
</office:document-meta>
</file>